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4.2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1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T1" style:family="text">
      <style:text-properties fo:font-size="10pt" style:text-line-through-type="single" style:font-size-asian="10pt" style:font-size-complex="10pt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1" calcext:value-type="date">
            <text:p>11/21/23</text:p>
          </table:table-cell>
          <table:table-cell table:style-name="ce2" office:value-type="date" office:date-value="2023-11-22" calcext:value-type="date">
            <text:p>11/22/23</text:p>
          </table:table-cell>
          <table:table-cell table:style-name="ce2" office:value-type="date" office:date-value="2024-11-23" calcext:value-type="date">
            <text:p>11/23/24</text:p>
          </table:table-cell>
          <table:table-cell table:style-name="ce2" office:value-type="date" office:date-value="2023-11-24" calcext:value-type="date">
            <text:p>11/24/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7 hour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landing page</text:p>
          </table:table-cell>
          <table:table-cell table:style-name="ce1" office:value-type="string" calcext:value-type="string">
            <text:p>1. Feed events into view, by user id (only grabs by client_id currently)2. Save Events to Database.</text:p>
          </table:table-cell>
          <table:table-cell table:style-name="ce1" office:value-type="string" calcext:value-type="string">
            <text:p>1. Can click events</text:p>
            <text:p>2. ctr + enter to make a new line in a cell libercalc</text:p>
            <text:p>3.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hort term Goa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1. Design new modal</text:p>
            <text:p><text:span text:style-name="T1">1.1 can update Events</text:span></text:p>
            <text:p>1.2 Tutor can See Events Scheduled</text:p>
            <text:p>1.3 Tutor approves or Denies Event</text:p>
            <text:p>1.4 Edit modal Size, Transitions</text:p>
            <text:p/>
            <text:p><text:span text:style-name="T2">2. back end for updating event</text:span></text:p>
            <text:p>3. Change color for Pending events to light blue</text:p>
            <text:p>4. Approved Events are dark blue</text:p>
            <text:p>5. Make calender smaller on scre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2:47:30.738231019</meta:creation-date>
    <dc:date>2023-11-24T02:06:48.240376872</dc:date>
    <meta:editing-duration>PT27M26S</meta:editing-duration>
    <meta:editing-cycles>1</meta:editing-cycles>
    <meta:generator>LibreOffice/7.3.7.2$Linux_X86_64 LibreOffice_project/30$Build-2</meta:generator>
    <meta:document-statistic meta:table-count="1" meta:cell-count="13" meta:object-count="0"/>
  </office:meta>
</office:document-meta>
</file>